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77cm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57cm"/>
    </style:style>
    <style:style style:name="gr13" style:family="graphic" style:parent-style-name="standard">
      <style:graphic-properties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_20__28_var_29_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ffffff" fo:font-style="italic" style:font-style-asian="italic" style:font-style-complex="italic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 fo:font-style="italic" style:font-style-asian="italic" style:font-style-complex="italic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fo:color="#ffffff" style:text-position="sub 58%" fo:font-style="italic" style:font-style-asian="italic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6" draw:layer="layout" svg:width="2.845cm" svg:height="1.505cm" svg:x="10.285cm" svg:y="5.7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45cm" svg:height="1.505cm" svg:x="13.152cm" svg:y="5.7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4.329cm" svg:height="2.775cm" svg:x="3.586cm" svg:y="5.0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id="id7" draw:layer="layout" svg:width="3.533cm" svg:height="0.962cm" svg:x="11.363cm" svg:y="2.018cm">
          <draw:text-box>
            <text:p><text:span text:style-name="T1">Initial set p</text:span></text:p>
          </draw:text-box>
        </draw:frame>
        <draw:frame draw:style-name="gr4" draw:text-style-name="P2" draw:id="id2" draw:layer="layout" svg:width="4.342cm" svg:height="2.384cm" svg:x="3.603cm" svg:y="5.298cm">
          <draw:text-box>
            <text:p><text:span text:style-name="T1">Collection of</text:span></text:p>
            <text:p><text:span text:style-name="T1">f-values</text:span></text:p>
            <text:p><text:span text:style-name="T1">for previous p</text:span></text:p>
          </draw:text-box>
        </draw:frame>
        <draw:custom-shape draw:style-name="gr5" draw:text-style-name="P1" draw:id="id1" draw:layer="layout" svg:width="5.715cm" svg:height="1.505cm" svg:x="10.285cm" svg:y="5.73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096cm" svg:height="0.962cm" svg:x="11.02cm" svg:y="5.99cm">
          <draw:text-box>
            <text:p><text:span text:style-name="T2">Evaluate f(p)</text:span></text:p>
          </draw:text-box>
        </draw:frame>
        <draw:frame draw:style-name="gr3" draw:text-style-name="P2" draw:id="id4" draw:layer="layout" svg:width="3.216cm" svg:height="1.673cm" svg:x="5.715cm" svg:y="9.534cm">
          <draw:text-box>
            <text:p><text:span text:style-name="T1">Propose</text:span></text:p>
            <text:p><text:span text:style-name="T1">new set p</text:span></text:p>
          </draw:text-box>
        </draw:frame>
        <draw:frame draw:style-name="gr3" draw:text-style-name="P2" draw:id="id8" draw:layer="layout" svg:width="2.682cm" svg:height="1.673cm" svg:x="16.663cm" svg:y="9.535cm">
          <draw:text-box>
            <text:p><text:span text:style-name="T1">Accept</text:span></text:p>
            <text:p><text:span text:style-name="T1">solution</text:span></text:p>
          </draw:text-box>
        </draw:frame>
        <draw:connector draw:style-name="gr6" draw:text-style-name="P1" draw:layer="layout" draw:type="line" svg:x1="10.285cm" svg:y1="6.49cm" svg:x2="7.945cm" svg:y2="6.49cm" draw:start-shape="id1" draw:start-glue-point="3" draw:end-shape="id2" svg:d="m10285 6490h-2340">
          <text:p/>
        </draw:connector>
        <draw:frame draw:style-name="gr3" draw:text-style-name="P2" draw:layer="layout" svg:width="1.628cm" svg:height="0.962cm" svg:x="8.426cm" svg:y="5.328cm">
          <draw:text-box>
            <text:p><text:span text:style-name="T1">Add</text:span></text:p>
          </draw:text-box>
        </draw:frame>
        <draw:custom-shape draw:style-name="gr7" draw:text-style-name="P1" draw:id="id3" draw:layer="layout" svg:width="3.81cm" svg:height="2.858cm" svg:x="11.242cm" svg:y="8.9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3.072cm" svg:height="1.673cm" svg:x="11.559cm" svg:y="9.828cm">
          <draw:text-box>
            <text:p text:style-name="P1"><text:span text:style-name="T1">Minimum</text:span></text:p>
            <text:p text:style-name="P1"><text:span text:style-name="T1">?</text:span></text:p>
          </draw:text-box>
        </draw:frame>
        <draw:connector draw:style-name="gr8" draw:text-style-name="P1" draw:layer="layout" draw:type="lines" svg:x1="13.142cm" svg:y1="7.243cm" svg:x2="13.147cm" svg:y2="8.936cm" draw:start-shape="id1" draw:start-glue-point="2" draw:end-shape="id3" draw:end-glue-point="4" svg:d="m13142 7243v500l5 692v501">
          <text:p/>
        </draw:connector>
        <draw:connector draw:style-name="gr8" draw:text-style-name="P1" draw:layer="layout" draw:type="lines" svg:x1="11.242cm" svg:y1="10.365cm" svg:x2="8.931cm" svg:y2="10.37cm" draw:start-shape="id3" draw:start-glue-point="5" draw:end-shape="id4" draw:end-glue-point="1" svg:d="m11242 10365h-501l-1309 5h-501">
          <text:p/>
        </draw:connector>
        <draw:connector draw:style-name="gr9" draw:text-style-name="P1" draw:layer="layout" draw:line-skew="-2.309cm -1.216cm" svg:x1="5.715cm" svg:y1="10.37cm" svg:x2="13.142cm" svg:y2="5.738cm" draw:start-shape="id4" draw:start-glue-point="3" draw:end-shape="id1" draw:end-glue-point="0" svg:d="m5715 10370h-2810v-6350h10237v1718">
          <text:p/>
        </draw:connector>
        <draw:connector draw:style-name="gr10" draw:text-style-name="P1" draw:layer="layout" svg:x1="5.75cm" svg:y1="7.865cm" svg:x2="7.323cm" svg:y2="9.534cm" draw:start-shape="id5" draw:start-glue-point="2" draw:end-shape="id4" draw:end-glue-point="0" svg:d="m5750 7865v834h1573v835">
          <text:p/>
        </draw:connector>
        <draw:connector draw:style-name="gr10" draw:text-style-name="P1" draw:layer="layout" draw:line-skew="0.307cm" svg:x1="11.707cm" svg:y1="7.243cm" svg:x2="7.323cm" svg:y2="9.534cm" draw:start-shape="id6" draw:start-glue-point="2" draw:end-shape="id4" draw:end-glue-point="0" svg:d="m11707 7243v1452h-4384v839">
          <text:p/>
        </draw:connector>
        <draw:connector draw:style-name="gr11" draw:text-style-name="P1" draw:layer="layout" draw:type="line" svg:x1="13.129cm" svg:y1="2.98cm" svg:x2="13.142cm" svg:y2="5.738cm" draw:start-shape="id7" draw:start-glue-point="2" draw:end-shape="id1" draw:end-glue-point="0" svg:d="m13129 2980 13 2758">
          <text:p/>
        </draw:connector>
        <draw:frame draw:style-name="gr3" draw:text-style-name="P2" draw:layer="layout" svg:width="2.826cm" svg:height="0.962cm" svg:x="8.326cm" svg:y="7.728cm">
          <draw:text-box>
            <text:p><text:span text:style-name="T1">Use info</text:span></text:p>
          </draw:text-box>
        </draw:frame>
        <draw:connector draw:style-name="gr11" draw:text-style-name="P1" draw:layer="layout" draw:type="line" svg:x1="15.052cm" svg:y1="10.365cm" svg:x2="16.663cm" svg:y2="10.371cm" draw:start-shape="id3" draw:start-glue-point="7" draw:end-shape="id8" draw:end-glue-point="3" svg:d="m15052 10365 1611 6">
          <text:p/>
        </draw:connector>
        <draw:frame draw:style-name="gr3" draw:text-style-name="P2" draw:layer="layout" svg:width="1.311cm" svg:height="0.962cm" svg:x="9.826cm" svg:y="9.428cm">
          <draw:text-box>
            <text:p><text:span text:style-name="T1">No</text:span></text:p>
          </draw:text-box>
        </draw:frame>
        <draw:frame draw:style-name="gr3" draw:text-style-name="P2" draw:layer="layout" svg:width="1.56cm" svg:height="0.962cm" svg:x="15.027cm" svg:y="9.428cm">
          <draw:text-box>
            <text:p><text:span text:style-name="T1">Yes</text:span></text:p>
          </draw:text-box>
        </draw:frame>
        <draw:custom-shape draw:style-name="gr1" draw:text-style-name="P1" draw:layer="layout" svg:width="2.845cm" svg:height="1.505cm" svg:x="3.085cm" svg:y="17.7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45cm" svg:height="1.505cm" svg:x="5.952cm" svg:y="17.7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0" draw:layer="layout" svg:width="5.27cm" svg:height="1.881cm" svg:x="9.89cm" svg:y="17.54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id="id11" draw:layer="layout" svg:width="5.997cm" svg:height="1.882cm" svg:x="2.401cm" svg:y="13.318cm">
          <draw:text-box>
            <text:p><text:span text:style-name="T1">Generate n random</text:span></text:p>
            <text:p><text:span text:style-name="T1">sets p</text:span><text:span text:style-name="T3">1</text:span><text:span text:style-name="T1">, ..., p</text:span><text:span text:style-name="T3">n</text:span></text:p>
          </draw:text-box>
        </draw:frame>
        <draw:frame draw:style-name="gr12" draw:text-style-name="P2" draw:layer="layout" svg:width="5.1cm" svg:height="1.882cm" svg:x="9.99cm" svg:y="17.553cm">
          <draw:text-box>
            <text:p><text:span text:style-name="T1">Save p</text:span><text:span text:style-name="T3">i</text:span><text:span text:style-name="T1"> and f(p</text:span><text:span text:style-name="T3">i </text:span><text:span text:style-name="T1">)</text:span></text:p>
            <text:p><text:span text:style-name="T1">to result file</text:span></text:p>
          </draw:text-box>
        </draw:frame>
        <draw:custom-shape draw:style-name="gr5" draw:text-style-name="P1" draw:id="id9" draw:layer="layout" svg:width="5.715cm" svg:height="1.505cm" svg:x="3.085cm" svg:y="17.73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278cm" svg:height="1.171cm" svg:x="3.82cm" svg:y="17.99cm">
          <draw:text-box>
            <text:p><text:span text:style-name="T2">Evaluate f(p</text:span><text:span text:style-name="T4">i </text:span><text:span text:style-name="T2">)</text:span></text:p>
          </draw:text-box>
        </draw:frame>
        <draw:connector draw:style-name="gr6" draw:text-style-name="P1" draw:layer="layout" draw:type="line" svg:x1="8.8cm" svg:y1="18.49cm" svg:x2="9.89cm" svg:y2="18.485cm" draw:start-shape="id9" draw:start-glue-point="1" draw:end-shape="id10" draw:end-glue-point="3" svg:d="m8800 18490 1090-5">
          <text:p/>
        </draw:connector>
        <draw:connector draw:style-name="gr13" draw:text-style-name="P1" draw:layer="layout" draw:type="line" svg:x1="5.399cm" svg:y1="15.2cm" svg:x2="5.404cm" svg:y2="16.318cm" draw:start-shape="id11" draw:start-glue-point="2" draw:end-shape="id12" draw:end-glue-point="0" svg:d="m5399 15200 5 1118">
          <text:p/>
        </draw:connector>
        <draw:custom-shape draw:style-name="gr14" draw:text-style-name="P1" draw:layer="layout" svg:width="12.951cm" svg:height="2.341cm" svg:x="2.689cm" svg:y="17.32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id="id12" draw:layer="layout" svg:width="3.47cm" svg:height="0.962cm" svg:x="3.669cm" svg:y="16.318cm">
          <draw:text-box>
            <text:p><text:span text:style-name="T5">for </text:span><text:span text:style-name="T6">i</text:span><text:span text:style-name="T5"> in </text:span><text:span text:style-name="T6">1: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1-12-21T11:23:15</meta:creation-date>
    <meta:generator>OpenOffice.org/3.2$Linux OpenOffice.org_project/320m12$Build-9483</meta:generator>
    <dc:date>2012-06-28T22:23:50</dc:date>
    <dc:creator>David Kneis</dc:creator>
    <meta:editing-duration>PT02H28M40S</meta:editing-duration>
    <meta:editing-cycles>14</meta:editing-cycles>
    <meta:document-statistic meta:object-count="34"/>
  </office:meta>
</office:document-meta>
</file>